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DejaVu Sans2" svg:font-family="'DejaVu Sans'"/>
    <style:font-face style:name="Franklin Gothic Medium" svg:font-family="'Franklin Gothic Medium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Carlito" svg:font-family="Carlito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fo:min-height="9.017cm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7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none" draw:fill="none" fo:min-height="8.34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7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8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1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4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7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4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702cm" style:use-optimal-column-width="false"/>
    </style:style>
    <style:style style:name="ro1" style:family="table-row">
      <style:table-row-properties style:row-height="1.566cm"/>
    </style:style>
    <style:style style:name="ro2" style:family="table-row">
      <style:table-row-properties style:row-height="1.567cm"/>
    </style:style>
    <style:style style:name="ce1" style:family="table-cell">
      <loext:graphic-properties draw:fill="solid" draw:fill-color="#008282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ddd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efef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3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4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1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margin-left="0cm" fo:margin-right="0cm" fo:text-indent="0cm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▪">
        <style:list-level-properties text:space-before="0.003cm" text:min-label-width="0.632cm"/>
        <style:text-properties style:font-name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▪">
        <style:list-level-properties text:space-before="0.003cm" text:min-label-width="0.63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</text:span><text:span text:style-name="T2">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</text:span><text:span text:style-name="T3">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7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11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</text:span><text:span text:style-name="T6">information 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2" draw:text-style-name="P17" draw:layer="layout" svg:width="29.6cm" svg:height="11.456cm" svg:x="3.2cm" svg:y="4.4cm">
          <draw:text-box draw:corner-radius="0.048cm">
            <text:p text:style-name="P16"><text:span text:style-name="T8">Realizzazione di un </text:span><text:span text:style-name="T8">sistema di information </text:span><text:span text:style-name="T8">retrieval utilizzando i </text:span><text:span text:style-name="T8">documenti forniti da </text:span><text:span text:style-name="T8">TREC Precision </text:span><text:span text:style-name="T8">Medicine.</text:span></text:p>
            <text:p text:style-name="P16"><text:span text:style-name="T8"/></text:p>
            <text:p text:style-name="P16"><text:span text:style-name="T8">Più di un 1 miliardo di </text:span><text:span text:style-name="T8">documenti disponibili </text:span><text:span text:style-name="T8">in formato nxml.</text:span></text:p>
            <text:p text:style-name="P16"><text:span text:style-name="T8"/></text:p>
            <text:p text:style-name="P16"><text:span text:style-name="T8">30 query con relativi </text:span><text:span text:style-name="T8">documenti rilevanti </text:span><text:span text:style-name="T8">per effettuare dei </text:span><text:span text:style-name="T8">benchmark.</text:span></text:p>
            <text:p text:style-name="P16"><text:span text:style-name="T8"/></text:p>
            <text:p text:style-name="P16"><text:span text:style-name="T8">Sviluppato in python </text:span><text:span text:style-name="T8">con il supporto delle </text:span><text:span text:style-name="T8">librerie Whoosh e </text:span><text:span text:style-name="T8">NLTK.</text:span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due contenuti con SmartArt" draw:style-name="dp1" draw:master-page-name="Due_20_contenuti" presentation:presentation-page-layout-name="AL3T3" xml:id="id5" draw:id="id5">
        <office:forms form:automatic-focus="false" form:apply-design-mode="false"/>
        <draw:frame draw:name="Titolo 1" presentation:style-name="pr16" draw:text-style-name="P19" draw:layer="layout" svg:width="33.6cm" svg:height="2.362cm" svg:x="0cm" svg:y="0.6cm" presentation:class="title" presentation:user-transformed="true">
          <draw:text-box>
            <text:p text:style-name="P18"><text:span text:style-name="T5">Lucene </text:span><text:span text:style-name="T5">information </text:span><text:span text:style-name="T5">retreival: come </text:span><text:span text:style-name="T5">funziona?</text:span></text:p>
          </draw:text-box>
        </draw:frame>
        <draw:frame draw:name="Segnaposto contenuto 2" presentation:style-name="pr17" draw:text-style-name="P20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</text:span><text:span text:style-name="T6">riempiti</text:span></text:p>
              </text:list-item>
            </text:list>
          </draw:text-box>
        </draw:frame>
        <draw:g>
          <draw:custom-shape draw:style-name="gr3" draw:text-style-name="P22" draw:layer="layout" svg:width="11.019cm" svg:height="3.402cm" svg:x="19.2cm" svg:y="5.8cm">
            <text:p text:style-name="P21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11.02cm" svg:height="3.402cm" svg:x="20.172cm" svg:y="9.771cm">
            <text:p text:style-name="P21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4" draw:layer="layout" svg:width="11.019cm" svg:height="3.402cm" svg:x="21.145cm" svg:y="13.742cm">
            <text:p text:style-name="P21"><text:span text:style-name="T9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7" draw:text-style-name="P26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6" draw:text-style-name="P19" draw:layer="layout" svg:width="33.858cm" svg:height="1.924cm" svg:x="0cm" svg:y="2.817cm" presentation:class="title" presentation:user-transformed="true">
          <draw:text-box>
            <text:p text:style-name="P18"><text:span text:style-name="T5">Indicizzazione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5" presentation:class="page"/>
          <draw:frame draw:name="Segnaposto note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6" draw:style-name="dp1" draw:master-page-name="Confronto" xml:id="id6" draw:id="id6">
        <office:forms form:automatic-focus="false" form:apply-design-mode="false"/>
        <draw:frame draw:name="Segnaposto testo 7" presentation:style-name="pr20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1" draw:text-style-name="P28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27"><text:span text:style-name="T6"/></text:p>
                <text:p text:style-name="P27"><text:span text:style-name="T6"/></text:p>
              </text:list-header>
            </text:list>
          </draw:text-box>
        </draw:frame>
        <draw:frame draw:name="Segnaposto contenuto 9" presentation:style-name="pr22" draw:text-style-name="P30" draw:layer="layout" svg:width="29.6cm" svg:height="8.6cm" svg:x="2.2cm" svg:y="4.8cm" presentation:class="outline" presentation:user-transformed="true">
          <draw:text-box>
            <text:list text:style-name="L7">
              <text:list-item>
                <text:p text:style-name="P29"><text:span text:style-name="T10">Gli Analyzer sono usati sia in fase di indicizzazione, sia in fase di interrogazione. </text:span></text:p>
                <text:p text:style-name="P29"><text:span text:style-name="T10">Esaminano il testo dei campi e generano un flusso di token. </text:span></text:p>
                <text:p text:style-name="P29"><text:span text:style-name="T10">Possono essere una singola classe o possono essere composti da una serie di classi di </text:span><text:span text:style-name="T10">filtro e tokenizer.</text:span></text:p>
                <text:p text:style-name="P29"><text:span text:style-name="T10"/></text:p>
              </text:list-item>
              <text:list-item>
                <text:p text:style-name="P29"><text:span text:style-name="T10">I tokenizer spezzano i dati del campo in unità lessicali o token.</text:span></text:p>
                <text:p text:style-name="P29"><text:span text:style-name="T10"/></text:p>
              </text:list-item>
              <text:list-item>
                <text:p text:style-name="P29"><text:span text:style-name="T10">I filtri esaminano un flusso di token e li mantengono, trasformano o eliminano. </text:span></text:p>
                <text:p text:style-name="P29"><text:span text:style-name="T10">Tokenizzatori e filtri possono essere combinati per creare Analyzer e l'output risultante </text:span><text:span text:style-name="T10">di un 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5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26" draw:text-style-name="P28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27"><text:span text:style-name="T6"/></text:p>
                <text:p text:style-name="P27"><text:span text:style-name="T6"/></text:p>
              </text:list-header>
            </text:list>
          </draw:text-box>
        </draw:frame>
        <draw:frame draw:style-name="gr8" draw:text-style-name="P31" draw:layer="layout" svg:width="30.432cm" svg:height="8.594cm" svg:x="1.768cm" svg:y="4.406cm">
          <draw:text-box>
            <text:p/>
          </draw:text-box>
        </draw:frame>
        <draw:frame draw:name="Segnaposto contenuto 9" presentation:style-name="pr27" draw:text-style-name="P32" draw:layer="layout" svg:width="29.6cm" svg:height="8.6cm" svg:x="2.2cm" svg:y="5.606cm" presentation:class="outline" presentation:user-transformed="true">
          <draw:text-box>
            <text:list text:style-name="L7">
              <text:list-header>
                <text:p text:style-name="P27"><text:span text:style-name="T11">L’analyzer utilizzato sia in fase di indicizzazione che in fase di ricerca è lo </text:span><text:span text:style-name="T11">Standard Analyzer.</text:span></text:p>
                <text:p text:style-name="P27"><text:span text:style-name="T11">Il Tokenizer è quello associato all’analyzer di default.</text:span></text:p>
                <text:p text:style-name="P27"><text:span text:style-name="T11">Inoltre sono stati integrati uno StopFilter(customizzato con una lista di </text:span><text:span text:style-name="T11">stopwords molto più ampia di quella predefinita) e un porterStemFilter per lo </text:span><text:span text:style-name="T11">stemming.</text:span><text:span text:style-name="T11"><text:line-break/></text:span><text:span text:style-name="T11"/></text:p>
                <text:p text:style-name="P27"><text:span text:style-name="T11"/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8" draw:id="id8">
        <office:forms form:automatic-focus="false" form:apply-design-mode="false"/>
        <draw:frame draw:name="Segnaposto testo 7" presentation:style-name="pr29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0" draw:text-style-name="P28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27"><text:span text:style-name="T6">Un documento su Lucene viene inteso come insieme di campi </text:span></text:p>
                <text:p text:style-name="P27"><text:span text:style-name="T6">(coppie chiave-valore) che possono essere analizzati e indicizzati.</text:span></text:p>
                <text:p text:style-name="P27"><text:span text:style-name="T6"><text:line-break/></text:span><text:span text:style-name="T6">La scelta di tali campi è fondamentale per la creazione dell’indice.</text:span></text:p>
                <text:p text:style-name="P27"><text:span text:style-name="T6">Nel nostro caso sono stati scelti i seguenti campi per ogni file da indicizzare:</text:span></text:p>
                <text:p text:style-name="P33"><text:span text:style-name="T6"/></text:p>
              </text:list-header>
              <text:list-item>
                <text:p text:style-name="P33"><text:span text:style-name="T6">CONTENTS (</text:span><text:span text:style-name="T12">I dati su cui avviene la ricerca </text:span></text:p>
                <text:p text:style-name="P33"><text:span text:style-name="T12">È stato necessario un ulteriore preprocessing dato il formato dei documenti: NXML</text:span><text:span text:style-name="T6">)</text:span></text:p>
              </text:list-item>
              <text:list-item>
                <text:p text:style-name="P33"><text:span text:style-name="T6">FILE_NAME (</text:span><text:span text:style-name="T12">Il nome del file, da visualizzare nei risultati</text:span><text:span text:style-name="T6">)</text:span></text:p>
              </text:list-item>
              <text:list-item>
                <text:p text:style-name="P33"><text:span text:style-name="T6">FILE_PATH (</text:span><text:span text:style-name="T12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9" draw:style-name="dp1" draw:master-page-name="Confronto" xml:id="id9" draw:id="id9">
        <office:forms form:automatic-focus="false" form:apply-design-mode="false"/>
        <draw:frame draw:name="Segnaposto testo 7" presentation:style-name="pr32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3" draw:text-style-name="P28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27"><text:span text:style-name="T6">L’IndexWriter è un componente di Lucene che crea e modifica l’indice nella </text:span><text:span text:style-name="T6">fase di creazione (aggiunge i documenti all’indice).</text:span></text:p>
                <text:p text:style-name="P27"><text:span text:style-name="T6"/></text:p>
                <text:p text:style-name="P27"><text:span text:style-name="T6">Viene inizializzato con una configurazione (IndexWriterConfig) e con il </text:span><text:span text:style-name="T6">puntatore alla cartella che contiene l’indice.</text:span></text:p>
                <text:p text:style-name="P27"><text:span text:style-name="T6">L’indexWriterConfig basa il suo comportamento sulla scelta dell’Analyzer.</text:span></text:p>
                <text:p text:style-name="P27"><text:span text:style-name="T6"/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0" draw:style-name="dp1" draw:master-page-name="Confronto" xml:id="id10" draw:id="id10">
        <office:forms form:automatic-focus="false" form:apply-design-mode="false"/>
        <draw:frame draw:name="Segnaposto testo 7" presentation:style-name="pr35" draw:text-style-name="P35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34"><text:span text:style-name="T13">Modelli</text:span></text:p>
              </text:list-item>
            </text:list>
          </draw:text-box>
        </draw:frame>
        <draw:frame draw:name="Segnaposto contenuto 9" presentation:style-name="pr36" draw:text-style-name="P28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27"><text:span text:style-name="T6">Il modello di default è il probabilistico</text:span></text:p>
                <text:p text:style-name="P27"><text:span text:style-name="T6">Dopo la definizione dell’indexWriter viene definito il modello di ranking </text:span><text:span text:style-name="T6">attraverso la funzione:</text:span></text:p>
                <text:p text:style-name="P27"><text:span text:style-name="T6"/></text:p>
                <text:list>
                  <text:list-header>
                    <text:p text:style-name="P36"><text:span text:style-name="T14">“</text:span><text:span text:style-name="T14">indexWriterConfig.setSimilarity(SIMILARITY);”</text:span></text:p>
                    <text:p text:style-name="P37"><text:span text:style-name="T14"/></text:p>
                    <text:p text:style-name="P36"><text:span text:style-name="T6">Modelli proposti:</text:span></text:p>
                  </text:list-header>
                  <text:list-item>
                    <text:p text:style-name="P36"><text:span text:style-name="T6">Probabilistic Model</text:span></text:p>
                  </text:list-item>
                  <text:list-item>
                    <text:p text:style-name="P36"><text:span text:style-name="T6">Vector Space Model</text:span></text:p>
                  </text:list-item>
                  <text:list-item>
                    <text:p text:style-name="P36"><text:span text:style-name="T6">Boolean Model</text:span></text:p>
                  </text:list-item>
                  <text:list-item>
                    <text:p text:style-name="P36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Due_20_contenuti" presentation:presentation-page-layout-name="AL3T3" xml:id="id11" draw:id="id11">
        <office:forms form:automatic-focus="false" form:apply-design-mode="false"/>
        <draw:frame draw:name="Titolo 1" presentation:style-name="pr16" draw:text-style-name="P19" draw:layer="layout" svg:width="33.6cm" svg:height="2.362cm" svg:x="0cm" svg:y="0.6cm" presentation:class="title" presentation:user-transformed="true">
          <draw:text-box>
            <text:p text:style-name="P18"><text:span text:style-name="T5">Lucene </text:span><text:span text:style-name="T5">information </text:span><text:span text:style-name="T5">retreival: come </text:span><text:span text:style-name="T5">funziona?</text:span></text:p>
          </draw:text-box>
        </draw:frame>
        <draw:frame draw:name="Segnaposto contenuto 2" presentation:style-name="pr17" draw:text-style-name="P38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1">Definire lo stesso modulo di preprocessing usato per l’indicizzazione</text:span></text:p>
              </text:list-item>
              <text:list-item>
                <text:p text:style-name="P11"><text:span text:style-name="T11">Aprire l’indice dei documenti</text:span></text:p>
              </text:list-item>
              <text:list-item>
                <text:p text:style-name="P11"><text:span text:style-name="T11">Definire il parser della query (QueryParser)</text:span></text:p>
              </text:list-item>
              <text:list-item>
                <text:p text:style-name="P11"><text:span text:style-name="T11">Definire il modello di query da adottare</text:span></text:p>
              </text:list-item>
              <text:list-item>
                <text:p text:style-name="P11"><text:span text:style-name="T11">Ricerca dei documenti secondo il modello scelto</text:span></text:p>
              </text:list-item>
            </text:list>
          </draw:text-box>
        </draw:frame>
        <draw:g>
          <draw:custom-shape draw:style-name="gr3" draw:text-style-name="P22" draw:layer="layout" svg:width="11.019cm" svg:height="3.402cm" svg:x="19.2cm" svg:y="5.8cm">
            <text:p text:style-name="P21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11.02cm" svg:height="3.402cm" svg:x="20.172cm" svg:y="9.771cm">
            <text:p text:style-name="P21"><text:span text:style-name="T9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4" draw:layer="layout" svg:width="11.019cm" svg:height="3.402cm" svg:x="21.145cm" svg:y="13.742cm">
            <text:p text:style-name="P21"><text:span text:style-name="T9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7" draw:text-style-name="P26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6" draw:text-style-name="P19" draw:layer="layout" svg:width="33.858cm" svg:height="1.924cm" svg:x="0cm" svg:y="2.817cm" presentation:class="title" presentation:user-transformed="true">
          <draw:text-box>
            <text:p text:style-name="P18"><text:span text:style-name="T5">Ricerca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Confronto" xml:id="id12" draw:id="id12">
        <office:forms form:automatic-focus="false" form:apply-design-mode="false"/>
        <draw:frame draw:name="Segnaposto testo 7" presentation:style-name="pr3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0" draw:text-style-name="P28" draw:layer="layout" svg:width="31.2cm" svg:height="13.2cm" svg:x="2.2cm" svg:y="4.8cm" presentation:class="outline" presentation:user-transformed="true">
          <draw:text-box>
            <text:list text:style-name="L8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utilizza nativamente le wildcard queries<text:line-break/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due contenuti con tabella" draw:style-name="dp1" draw:master-page-name="Due_20_contenuti" presentation:presentation-page-layout-name="AL3T3" xml:id="id13" draw:id="id13">
        <office:forms form:automatic-focus="false" form:apply-design-mode="false"/>
        <draw:frame draw:name="Titolo 1" presentation:style-name="pr16" draw:text-style-name="P10" draw:layer="layout" svg:width="28.778cm" svg:height="3.399cm" svg:x="3.386cm" svg:y="0.763cm" presentation:class="title" presentation:user-transformed="true">
          <draw:text-box>
            <text:p text:style-name="P1"><text:span text:style-name="T5">Layout due </text:span><text:span text:style-name="T5">contenuti con </text:span><text:span text:style-name="T5">tabella</text:span></text:p>
          </draw:text-box>
        </draw:frame>
        <draw:frame draw:name="Segnaposto contenuto 2" presentation:style-name="pr17" draw:text-style-name="P20" draw:layer="layout" svg:width="14.106cm" svg:height="12.403cm" svg:x="3.386cm" svg:y="4.741cm" presentation:class="outline" presentation:user-transformed="true">
          <draw:text-box>
            <text:list text:style-name="L3">
              <text:list-item>
                <text:p text:style-name="P11"><text:span text:style-name="T6">Primo punto elenco qui</text:span></text:p>
              </text:list-item>
              <text:list-item>
                <text:p text:style-name="P11"><text:span text:style-name="T6">Secondo punto elenco qui</text:span></text:p>
              </text:list-item>
              <text:list-item>
                <text:p text:style-name="P11"><text:span text:style-name="T6">Terzo punto elenco qui</text:span></text:p>
              </text:list-item>
            </text:list>
          </draw:text-box>
        </draw:frame>
        <draw:frame draw:name="Segnaposto contenuto 4" draw:style-name="standard" draw:layer="layout" svg:width="14.105cm" svg:height="6.264cm" svg:x="18.058cm" svg:y="4.74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7"><text:span text:style-name="T15">Classe</text:span></text:p>
              </table:table-cell>
              <table:table-cell>
                <text:p text:style-name="P33"><text:span text:style-name="T15">Gruppo 1</text:span></text:p>
              </table:table-cell>
              <table:table-cell>
                <text:p text:style-name="P33"><text:span text:style-name="T15">Gruppo 2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6">Classe 1</text:span></text:p>
              </table:table-cell>
              <table:table-cell>
                <text:p text:style-name="P33"><text:span text:style-name="T16">82</text:span></text:p>
              </table:table-cell>
              <table:table-cell>
                <text:p text:style-name="P33"><text:span text:style-name="T16">95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6">Classe 2</text:span></text:p>
              </table:table-cell>
              <table:table-cell>
                <text:p text:style-name="P33"><text:span text:style-name="T16">76</text:span></text:p>
              </table:table-cell>
              <table:table-cell>
                <text:p text:style-name="P33"><text:span text:style-name="T16">88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Classe 3</text:span></text:p>
              </table:table-cell>
              <table:table-cell>
                <text:p text:style-name="P33"><text:span text:style-name="T16">84</text:span></text:p>
              </table:table-cell>
              <table:table-cell>
                <text:p text:style-name="P33"><text:span text:style-name="T16">9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 xml:id="id14" draw:id="id14">
        <office:forms form:automatic-focus="false" form:apply-design-mode="false"/>
        <draw:frame draw:name="Titolo 12" presentation:style-name="pr6" draw:text-style-name="P10" draw:layer="layout" svg:width="12.214cm" svg:height="1.762cm" svg:x="3.386cm" svg:y="2.4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43" draw:text-style-name="P12" draw:layer="layout" svg:width="28.778cm" svg:height="3.873cm" svg:x="3.386cm" svg:y="4.727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Titolo 12" presentation:style-name="pr6" draw:text-style-name="P10" draw:layer="layout" svg:width="28.778cm" svg:height="1.799cm" svg:x="3.6cm" svg:y="9cm" presentation:class="title" presentation:user-transformed="true">
          <draw:text-box>
            <text:p text:style-name="P1"><text:span text:style-name="T5">Features</text:span></text:p>
          </draw:text-box>
        </draw:frame>
        <draw:frame draw:name="Titolo 12" presentation:style-name="pr6" draw:text-style-name="P10" draw:layer="layout" svg:width="5.6cm" svg:height="1.762cm" svg:x="15.4cm" svg:y="1.038cm" presentation:class="title" presentation:user-transformed="true">
          <draw:text-box>
            <text:p text:style-name="P1"><text:span text:style-name="T5">Hegregio</text:span></text:p>
          </draw:text-box>
        </draw:frame>
        <draw:frame draw:name="Segnaposto contenuto 13" presentation:style-name="pr44" draw:text-style-name="P12" draw:layer="layout" svg:width="28.778cm" svg:height="3.873cm" svg:x="3.222cm" svg:y="11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DejaVu Sans2" svg:font-family="'DejaVu Sans'"/>
    <style:font-face style:name="Franklin Gothic Medium" svg:font-family="'Franklin Gothic Medium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Carlito" svg:font-family="Carlito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</text:span><text:span text:style-name="MT2">modificare </text:span><text:span text:style-name="MT2">lo stile del </text:span><text:span text:style-name="MT2">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</text:span><text:span text:style-name="MT4">modificare lo stile </text:span><text:span text:style-name="MT4">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</text:span><text:span text:style-name="MT4">modificare lo stile </text:span><text:span text:style-name="MT4">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</text:span><text:span text:style-name="MT2">modificare </text:span><text:span text:style-name="MT2">lo stile del </text:span><text:span text:style-name="MT2">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</text:span><text:span text:style-name="MT4">modificare lo stile </text:span><text:span text:style-name="MT4">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</text:span><text:span text:style-name="MT4">modificare lo stile </text:span><text:span text:style-name="MT4">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</text:span><text:span text:style-name="MT8">modificare lo </text:span><text:span text:style-name="MT8">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</text:span><text:span text:style-name="MT8">modificare lo </text:span><text:span text:style-name="MT8">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07">07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07T15:59:48.201139846</dc:date>
    <meta:editing-duration>PT4H18M39S</meta:editing-duration>
    <meta:generator>LibreOffice/5.2.7.2$Linux_X86_64 LibreOffice_project/20m0$Build-2</meta:generator>
    <meta:editing-cycles>14</meta:editing-cycles>
    <meta:document-statistic meta:object-count="257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